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025522033898" calcext:value-type="float">
            <text:p>2.21026</text:p>
          </table:table-cell>
          <table:table-cell office:value-type="float" office:value="2.26776194350282" calcext:value-type="float">
            <text:p>2.26776</text:p>
          </table:table-cell>
          <table:table-cell office:value-type="float" office:value="2.94910345762712" calcext:value-type="float">
            <text:p>2.9491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9319656497175" calcext:value-type="float">
            <text:p>2.2932</text:p>
          </table:table-cell>
          <table:table-cell office:value-type="float" office:value="2.12020249717514" calcext:value-type="float">
            <text:p>2.1202</text:p>
          </table:table-cell>
          <table:table-cell office:value-type="float" office:value="2.82845220338983" calcext:value-type="float">
            <text:p>2.82845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572389830508" calcext:value-type="float">
            <text:p>2.23572</text:p>
          </table:table-cell>
          <table:table-cell office:value-type="float" office:value="2.24309694915254" calcext:value-type="float">
            <text:p>2.2431</text:p>
          </table:table-cell>
          <table:table-cell office:value-type="float" office:value="2.85832555932203" calcext:value-type="float">
            <text:p>2.85833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19135480226" calcext:value-type="float">
            <text:p>2.20191</text:p>
          </table:table-cell>
          <table:table-cell office:value-type="float" office:value="2.31518433898305" calcext:value-type="float">
            <text:p>2.31518</text:p>
          </table:table-cell>
          <table:table-cell office:value-type="float" office:value="2.97106603389831" calcext:value-type="float">
            <text:p>2.97107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688868926554" calcext:value-type="float">
            <text:p>2.21689</text:p>
          </table:table-cell>
          <table:table-cell office:value-type="float" office:value="2.2898544519774" calcext:value-type="float">
            <text:p>2.28985</text:p>
          </table:table-cell>
          <table:table-cell office:value-type="float" office:value="3.11184962711864" calcext:value-type="float">
            <text:p>3.11185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63349039548" calcext:value-type="float">
            <text:p>2.20633</text:p>
          </table:table-cell>
          <table:table-cell office:value-type="float" office:value="2.31512394350282" calcext:value-type="float">
            <text:p>2.31512</text:p>
          </table:table-cell>
          <table:table-cell office:value-type="float" office:value="3.00502250847458" calcext:value-type="float">
            <text:p>3.00502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8361544632768" calcext:value-type="float">
            <text:p>2.28362</text:p>
          </table:table-cell>
          <table:table-cell office:value-type="float" office:value="2.16371324293785" calcext:value-type="float">
            <text:p>2.16371</text:p>
          </table:table-cell>
          <table:table-cell office:value-type="float" office:value="2.97220325423729" calcext:value-type="float">
            <text:p>2.9722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093084745763" calcext:value-type="float">
            <text:p>2.29093</text:p>
          </table:table-cell>
          <table:table-cell office:value-type="float" office:value="2.15176570621469" calcext:value-type="float">
            <text:p>2.15177</text:p>
          </table:table-cell>
          <table:table-cell office:value-type="float" office:value="2.77629857627119" calcext:value-type="float">
            <text:p>2.7763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1325253107345" calcext:value-type="float">
            <text:p>2.21325</text:p>
          </table:table-cell>
          <table:table-cell office:value-type="float" office:value="2.3071424180791" calcext:value-type="float">
            <text:p>2.30714</text:p>
          </table:table-cell>
          <table:table-cell office:value-type="float" office:value="3.05343986440678" calcext:value-type="float">
            <text:p>3.05344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534882485876" calcext:value-type="float">
            <text:p>2.21535</text:p>
          </table:table-cell>
          <table:table-cell office:value-type="float" office:value="2.30530351412429" calcext:value-type="float">
            <text:p>2.3053</text:p>
          </table:table-cell>
          <table:table-cell office:value-type="float" office:value="3.15895077966102" calcext:value-type="float">
            <text:p>3.15895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42255819209" calcext:value-type="float">
            <text:p>2.24423</text:p>
          </table:table-cell>
          <table:table-cell office:value-type="float" office:value="2.25049648587571" calcext:value-type="float">
            <text:p>2.2505</text:p>
          </table:table-cell>
          <table:table-cell office:value-type="float" office:value="2.95847511864407" calcext:value-type="float">
            <text:p>2.95848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2304728700565" calcext:value-type="float">
            <text:p>2.23047</text:p>
          </table:table-cell>
          <table:table-cell office:value-type="float" office:value="2.2837158079096" calcext:value-type="float">
            <text:p>2.28372</text:p>
          </table:table-cell>
          <table:table-cell office:value-type="float" office:value="3.18836420338983" calcext:value-type="float">
            <text:p>3.18836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.32438300564972" calcext:value-type="float">
            <text:p>2.32438</text:p>
          </table:table-cell>
          <table:table-cell office:value-type="float" office:value="2.09905289265537" calcext:value-type="float">
            <text:p>2.09905</text:p>
          </table:table-cell>
          <table:table-cell office:value-type="float" office:value="2.72333125423729" calcext:value-type="float">
            <text:p>2.72333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227540112994" calcext:value-type="float">
            <text:p>2.22228</text:p>
          </table:table-cell>
          <table:table-cell office:value-type="float" office:value="2.30490325423729" calcext:value-type="float">
            <text:p>2.3049</text:p>
          </table:table-cell>
          <table:table-cell office:value-type="float" office:value="3.03144583050847" calcext:value-type="float">
            <text:p>3.03145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754184180791" calcext:value-type="float">
            <text:p>2.19754</text:p>
          </table:table-cell>
          <table:table-cell office:value-type="float" office:value="2.35640059887006" calcext:value-type="float">
            <text:p>2.3564</text:p>
          </table:table-cell>
          <table:table-cell office:value-type="float" office:value="3.10429179661017" calcext:value-type="float">
            <text:p>3.10429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.26552937853107" calcext:value-type="float">
            <text:p>2.26553</text:p>
          </table:table-cell>
          <table:table-cell office:value-type="float" office:value="2.22159988700565" calcext:value-type="float">
            <text:p>2.2216</text:p>
          </table:table-cell>
          <table:table-cell office:value-type="float" office:value="2.96862644067797" calcext:value-type="float">
            <text:p>2.96863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8794433898305" calcext:value-type="float">
            <text:p>2.28794</text:p>
          </table:table-cell>
          <table:table-cell office:value-type="float" office:value="2.17831597740113" calcext:value-type="float">
            <text:p>2.17832</text:p>
          </table:table-cell>
          <table:table-cell office:value-type="float" office:value="2.90137355932203" calcext:value-type="float">
            <text:p>2.90137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2314125423729" calcext:value-type="float">
            <text:p>2.22314</text:p>
          </table:table-cell>
          <table:table-cell office:value-type="float" office:value="2.30796012429379" calcext:value-type="float">
            <text:p>2.30796</text:p>
          </table:table-cell>
          <table:table-cell office:value-type="float" office:value="3.09074589830508" calcext:value-type="float">
            <text:p>3.09075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23630863276836" calcext:value-type="float">
            <text:p>2.23631</text:p>
          </table:table-cell>
          <table:table-cell office:value-type="float" office:value="2.28211863276836" calcext:value-type="float">
            <text:p>2.28212</text:p>
          </table:table-cell>
          <table:table-cell office:value-type="float" office:value="3.0502553220339" calcext:value-type="float">
            <text:p>3.05026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2290277966102" calcext:value-type="float">
            <text:p>2.3229</text:p>
          </table:table-cell>
          <table:table-cell office:value-type="float" office:value="2.1093166779661" calcext:value-type="float">
            <text:p>2.10932</text:p>
          </table:table-cell>
          <table:table-cell office:value-type="float" office:value="2.78645410169492" calcext:value-type="float">
            <text:p>2.78645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25727984180791" calcext:value-type="float">
            <text:p>2.25728</text:p>
          </table:table-cell>
          <table:table-cell office:value-type="float" office:value="2.2425655480226" calcext:value-type="float">
            <text:p>2.24257</text:p>
          </table:table-cell>
          <table:table-cell office:value-type="float" office:value="2.99937396610169" calcext:value-type="float">
            <text:p>2.99937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33637847457627" calcext:value-type="float">
            <text:p>2.33638</text:p>
          </table:table-cell>
          <table:table-cell office:value-type="float" office:value="2.09429050847458" calcext:value-type="float">
            <text:p>2.09429</text:p>
          </table:table-cell>
          <table:table-cell office:value-type="float" office:value="2.85851511864407" calcext:value-type="float">
            <text:p>2.85852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512143502825" calcext:value-type="float">
            <text:p>2.26512</text:p>
          </table:table-cell>
          <table:table-cell office:value-type="float" office:value="2.2403922259887" calcext:value-type="float">
            <text:p>2.24039</text:p>
          </table:table-cell>
          <table:table-cell office:value-type="float" office:value="3.03136637288136" calcext:value-type="float">
            <text:p>3.03137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2006192090395" calcext:value-type="float">
            <text:p>2.32006</text:p>
          </table:table-cell>
          <table:table-cell office:value-type="float" office:value="2.13339451977401" calcext:value-type="float">
            <text:p>2.13339</text:p>
          </table:table-cell>
          <table:table-cell office:value-type="float" office:value="2.84661884745763" calcext:value-type="float">
            <text:p>2.84662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4979284745763" calcext:value-type="float">
            <text:p>2.34979</text:p>
          </table:table-cell>
          <table:table-cell office:value-type="float" office:value="2.07591465536723" calcext:value-type="float">
            <text:p>2.07591</text:p>
          </table:table-cell>
          <table:table-cell office:value-type="float" office:value="2.83670128813559" calcext:value-type="float">
            <text:p>2.8367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4831718644068" calcext:value-type="float">
            <text:p>2.24832</text:p>
          </table:table-cell>
          <table:table-cell office:value-type="float" office:value="2.28616272316384" calcext:value-type="float">
            <text:p>2.28616</text:p>
          </table:table-cell>
          <table:table-cell office:value-type="float" office:value="3.2193113220339" calcext:value-type="float">
            <text:p>3.21931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782953672316" calcext:value-type="float">
            <text:p>2.19783</text:p>
          </table:table-cell>
          <table:table-cell office:value-type="float" office:value="2.39069586440678" calcext:value-type="float">
            <text:p>2.3907</text:p>
          </table:table-cell>
          <table:table-cell office:value-type="float" office:value="3.28645884745763" calcext:value-type="float">
            <text:p>3.28646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924831638418" calcext:value-type="float">
            <text:p>2.23925</text:p>
          </table:table-cell>
          <table:table-cell office:value-type="float" office:value="2.31231809039548" calcext:value-type="float">
            <text:p>2.31232</text:p>
          </table:table-cell>
          <table:table-cell office:value-type="float" office:value="3.13882698305085" calcext:value-type="float">
            <text:p>3.13883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3782984180791" calcext:value-type="float">
            <text:p>2.23783</text:p>
          </table:table-cell>
          <table:table-cell office:value-type="float" office:value="2.31661560451977" calcext:value-type="float">
            <text:p>2.31662</text:p>
          </table:table-cell>
          <table:table-cell office:value-type="float" office:value="3.17076515254237" calcext:value-type="float">
            <text:p>3.17077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334180338983" calcext:value-type="float">
            <text:p>2.33342</text:p>
          </table:table-cell>
          <table:table-cell office:value-type="float" office:value="2.13152984180791" calcext:value-type="float">
            <text:p>2.13153</text:p>
          </table:table-cell>
          <table:table-cell office:value-type="float" office:value="2.90121125423729" calcext:value-type="float">
            <text:p>2.90121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2183071186441" calcext:value-type="float">
            <text:p>2.32183</text:p>
          </table:table-cell>
          <table:table-cell office:value-type="float" office:value="2.10605918644068" calcext:value-type="float">
            <text:p>2.10606</text:p>
          </table:table-cell>
          <table:table-cell office:value-type="float" office:value="2.87721396610169" calcext:value-type="float">
            <text:p>2.87721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997149152542" calcext:value-type="float">
            <text:p>2.22997</text:p>
          </table:table-cell>
          <table:table-cell office:value-type="float" office:value="2.2184904180791" calcext:value-type="float">
            <text:p>2.21849</text:p>
          </table:table-cell>
          <table:table-cell office:value-type="float" office:value="2.83943688135593" calcext:value-type="float">
            <text:p>2.83944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142847457627" calcext:value-type="float">
            <text:p>2.21143</text:p>
          </table:table-cell>
          <table:table-cell office:value-type="float" office:value="2.27106333333333" calcext:value-type="float">
            <text:p>2.27106</text:p>
          </table:table-cell>
          <table:table-cell office:value-type="float" office:value="2.9007666440678" calcext:value-type="float">
            <text:p>2.90077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.23045649717514" calcext:value-type="float">
            <text:p>2.23046</text:p>
          </table:table-cell>
          <table:table-cell office:value-type="float" office:value="2.2376702259887" calcext:value-type="float">
            <text:p>2.23767</text:p>
          </table:table-cell>
          <table:table-cell office:value-type="float" office:value="2.90066088135593" calcext:value-type="float">
            <text:p>2.90066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.32194489265537" calcext:value-type="float">
            <text:p>2.32194</text:p>
          </table:table-cell>
          <table:table-cell office:value-type="float" office:value="2.09039172881356" calcext:value-type="float">
            <text:p>2.09039</text:p>
          </table:table-cell>
          <table:table-cell office:value-type="float" office:value="2.73953220338983" calcext:value-type="float">
            <text:p>2.73953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526039548023" calcext:value-type="float">
            <text:p>2.23526</text:p>
          </table:table-cell>
          <table:table-cell office:value-type="float" office:value="2.24407836158192" calcext:value-type="float">
            <text:p>2.24408</text:p>
          </table:table-cell>
          <table:table-cell office:value-type="float" office:value="2.89768284745763" calcext:value-type="float">
            <text:p>2.89768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4045729943503" calcext:value-type="float">
            <text:p>2.24046</text:p>
          </table:table-cell>
          <table:table-cell office:value-type="float" office:value="2.24700876836158" calcext:value-type="float">
            <text:p>2.24701</text:p>
          </table:table-cell>
          <table:table-cell office:value-type="float" office:value="2.93355701694915" calcext:value-type="float">
            <text:p>2.93356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158192090395" calcext:value-type="float">
            <text:p>2.25158</text:p>
          </table:table-cell>
          <table:table-cell office:value-type="float" office:value="2.22743898305085" calcext:value-type="float">
            <text:p>2.22744</text:p>
          </table:table-cell>
          <table:table-cell office:value-type="float" office:value="2.94027322033898" calcext:value-type="float">
            <text:p>2.94027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1167706214689" calcext:value-type="float">
            <text:p>2.21168</text:p>
          </table:table-cell>
          <table:table-cell office:value-type="float" office:value="2.32087497175141" calcext:value-type="float">
            <text:p>2.32087</text:p>
          </table:table-cell>
          <table:table-cell office:value-type="float" office:value="3.03102955932203" calcext:value-type="float">
            <text:p>3.03103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927216949153" calcext:value-type="float">
            <text:p>2.23927</text:p>
          </table:table-cell>
          <table:table-cell office:value-type="float" office:value="2.25550719774011" calcext:value-type="float">
            <text:p>2.25551</text:p>
          </table:table-cell>
          <table:table-cell office:value-type="float" office:value="2.98327376271186" calcext:value-type="float">
            <text:p>2.98327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38282" calcext:value-type="float">
            <text:p>2.23828</text:p>
          </table:table-cell>
          <table:table-cell office:value-type="float" office:value="2.25295838418079" calcext:value-type="float">
            <text:p>2.25296</text:p>
          </table:table-cell>
          <table:table-cell office:value-type="float" office:value="2.96064338983051" calcext:value-type="float">
            <text:p>2.96064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4225522033898" calcext:value-type="float">
            <text:p>2.24226</text:p>
          </table:table-cell>
          <table:table-cell office:value-type="float" office:value="2.25337036158192" calcext:value-type="float">
            <text:p>2.25337</text:p>
          </table:table-cell>
          <table:table-cell office:value-type="float" office:value="2.99500745762712" calcext:value-type="float">
            <text:p>2.99501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2306225988701" calcext:value-type="float">
            <text:p>2.22306</text:p>
          </table:table-cell>
          <table:table-cell office:value-type="float" office:value="2.30961310734463" calcext:value-type="float">
            <text:p>2.30961</text:p>
          </table:table-cell>
          <table:table-cell office:value-type="float" office:value="3.0697193220339" calcext:value-type="float">
            <text:p>3.06972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623239548023" calcext:value-type="float">
            <text:p>2.26623</text:p>
          </table:table-cell>
          <table:table-cell office:value-type="float" office:value="2.24503352542373" calcext:value-type="float">
            <text:p>2.24503</text:p>
          </table:table-cell>
          <table:table-cell office:value-type="float" office:value="3.02710766101695" calcext:value-type="float">
            <text:p>3.02711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686968361582" calcext:value-type="float">
            <text:p>2.19687</text:p>
          </table:table-cell>
          <table:table-cell office:value-type="float" office:value="2.33404211299435" calcext:value-type="float">
            <text:p>2.33404</text:p>
          </table:table-cell>
          <table:table-cell office:value-type="float" office:value="3.13250806779661" calcext:value-type="float">
            <text:p>3.13251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8697168361582" calcext:value-type="float">
            <text:p>2.28697</text:p>
          </table:table-cell>
          <table:table-cell office:value-type="float" office:value="2.19405823728814" calcext:value-type="float">
            <text:p>2.19406</text:p>
          </table:table-cell>
          <table:table-cell office:value-type="float" office:value="2.96528203389831" calcext:value-type="float">
            <text:p>2.96528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27826440678" calcext:value-type="float">
            <text:p>2.27278</text:p>
          </table:table-cell>
          <table:table-cell office:value-type="float" office:value="2.234034" calcext:value-type="float">
            <text:p>2.23403</text:p>
          </table:table-cell>
          <table:table-cell office:value-type="float" office:value="3.01165220338983" calcext:value-type="float">
            <text:p>3.01165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3186562711864" calcext:value-type="float">
            <text:p>2.23187</text:p>
          </table:table-cell>
          <table:table-cell office:value-type="float" office:value="2.26689760451977" calcext:value-type="float">
            <text:p>2.2669</text:p>
          </table:table-cell>
          <table:table-cell office:value-type="float" office:value="3.03060542372881" calcext:value-type="float">
            <text:p>3.03061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8684978531073" calcext:value-type="float">
            <text:p>2.28685</text:p>
          </table:table-cell>
          <table:table-cell office:value-type="float" office:value="2.22455814689266" calcext:value-type="float">
            <text:p>2.22456</text:p>
          </table:table-cell>
          <table:table-cell office:value-type="float" office:value="3.11637844067797" calcext:value-type="float">
            <text:p>3.11638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3760137853107" calcext:value-type="float">
            <text:p>2.2376</text:p>
          </table:table-cell>
          <table:table-cell office:value-type="float" office:value="2.26781798870056" calcext:value-type="float">
            <text:p>2.26782</text:p>
          </table:table-cell>
          <table:table-cell office:value-type="float" office:value="3.03394955932203" calcext:value-type="float">
            <text:p>3.03395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859702824859" calcext:value-type="float">
            <text:p>2.2086</text:p>
          </table:table-cell>
          <table:table-cell office:value-type="float" office:value="2.3228335819209" calcext:value-type="float">
            <text:p>2.32283</text:p>
          </table:table-cell>
          <table:table-cell office:value-type="float" office:value="3.16713193220339" calcext:value-type="float">
            <text:p>3.16713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231384180791" calcext:value-type="float">
            <text:p>2.20231</text:p>
          </table:table-cell>
          <table:table-cell office:value-type="float" office:value="2.29815412429379" calcext:value-type="float">
            <text:p>2.29815</text:p>
          </table:table-cell>
          <table:table-cell office:value-type="float" office:value="2.996136" calcext:value-type="float">
            <text:p>2.99614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3461498305085" calcext:value-type="float">
            <text:p>2.23461</text:p>
          </table:table-cell>
          <table:table-cell office:value-type="float" office:value="2.29446871186441" calcext:value-type="float">
            <text:p>2.29447</text:p>
          </table:table-cell>
          <table:table-cell office:value-type="float" office:value="3.1813106440678" calcext:value-type="float">
            <text:p>3.18131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813674576271" calcext:value-type="float">
            <text:p>2.27814</text:p>
          </table:table-cell>
          <table:table-cell office:value-type="float" office:value="2.2547313220339" calcext:value-type="float">
            <text:p>2.25473</text:p>
          </table:table-cell>
          <table:table-cell office:value-type="float" office:value="3.1079186440678" calcext:value-type="float">
            <text:p>3.10792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0247861016949" calcext:value-type="float">
            <text:p>2.20248</text:p>
          </table:table-cell>
          <table:table-cell office:value-type="float" office:value="2.33433815819209" calcext:value-type="float">
            <text:p>2.33434</text:p>
          </table:table-cell>
          <table:table-cell office:value-type="float" office:value="3.0377620338983" calcext:value-type="float">
            <text:p>3.03776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18898" calcext:value-type="float">
            <text:p>2.2189</text:p>
          </table:table-cell>
          <table:table-cell office:value-type="float" office:value="2.31889325423729" calcext:value-type="float">
            <text:p>2.31889</text:p>
          </table:table-cell>
          <table:table-cell office:value-type="float" office:value="3.08560677966102" calcext:value-type="float">
            <text:p>3.08561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979531073446" calcext:value-type="float">
            <text:p>2.2098</text:p>
          </table:table-cell>
          <table:table-cell office:value-type="float" office:value="2.31430615819209" calcext:value-type="float">
            <text:p>2.31431</text:p>
          </table:table-cell>
          <table:table-cell office:value-type="float" office:value="3.12731362711864" calcext:value-type="float">
            <text:p>3.12731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610014689266" calcext:value-type="float">
            <text:p>2.2361</text:p>
          </table:table-cell>
          <table:table-cell office:value-type="float" office:value="2.30861551412429" calcext:value-type="float">
            <text:p>2.30862</text:p>
          </table:table-cell>
          <table:table-cell office:value-type="float" office:value="3.21806969491525" calcext:value-type="float">
            <text:p>3.21807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.27955905084746" calcext:value-type="float">
            <text:p>2.27956</text:p>
          </table:table-cell>
          <table:table-cell office:value-type="float" office:value="2.28596769491525" calcext:value-type="float">
            <text:p>2.28597</text:p>
          </table:table-cell>
          <table:table-cell office:value-type="float" office:value="3.26774196610169" calcext:value-type="float">
            <text:p>3.26774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.21300343502825" calcext:value-type="float">
            <text:p>2.213</text:p>
          </table:table-cell>
          <table:table-cell office:value-type="float" office:value="2.33742964971751" calcext:value-type="float">
            <text:p>2.33743</text:p>
          </table:table-cell>
          <table:table-cell office:value-type="float" office:value="3.25772461016949" calcext:value-type="float">
            <text:p>3.25772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SUM([.A56:.A60])" office:value-type="float" office:value="1" calcext:value-type="float">
            <text:p>1</text:p>
          </table:table-cell>
          <table:table-cell table:formula="of:=SUM([.B56:.B60])" office:value-type="float" office:value="4" calcext:value-type="float">
            <text:p>4</text:p>
          </table:table-cell>
          <table:table-cell table:formula="of:=SUM([.C56:.C60])" office:value-type="float" office:value="2" calcext:value-type="float">
            <text:p>2</text:p>
          </table:table-cell>
          <table:table-cell table:formula="of:=SUM([.D56:.D60])" office:value-type="float" office:value="4" calcext:value-type="float">
            <text:p>4</text:p>
          </table:table-cell>
          <table:table-cell table:formula="of:=SUM([.E56:.E60])" office:value-type="float" office:value="4" calcext:value-type="float">
            <text:p>4</text:p>
          </table:table-cell>
          <table:table-cell table:formula="of:=SUM([.F56:.F60])" office:value-type="float" office:value="3" calcext:value-type="float">
            <text:p>3</text:p>
          </table:table-cell>
          <table:table-cell table:formula="of:=SUM([.G56:.G60])" office:value-type="float" office:value="4" calcext:value-type="float">
            <text:p>4</text:p>
          </table:table-cell>
          <table:table-cell table:formula="of:=SUM([.H56:.H60])" office:value-type="float" office:value="0" calcext:value-type="float">
            <text:p>0</text:p>
          </table:table-cell>
          <table:table-cell table:formula="of:=SUM([.I56:.I60])" office:value-type="float" office:value="2" calcext:value-type="float">
            <text:p>2</text:p>
          </table:table-cell>
          <table:table-cell table:formula="of:=SUM([.J56:.J60])" office:value-type="float" office:value="3" calcext:value-type="float">
            <text:p>3</text:p>
          </table:table-cell>
          <table:table-cell table:formula="of:=SUM([.K56:.K60])" office:value-type="float" office:value="4" calcext:value-type="float">
            <text:p>4</text:p>
          </table:table-cell>
          <table:table-cell table:formula="of:=SUM([.L56:.L60])" office:value-type="float" office:value="3" calcext:value-type="float">
            <text:p>3</text:p>
          </table:table-cell>
          <table:table-cell table:formula="of:=SUM([.M56:.M60])" office:value-type="float" office:value="2" calcext:value-type="float">
            <text:p>2</text:p>
          </table:table-cell>
          <table:table-cell table:formula="of:=SUM([.N56:.N60])" office:value-type="float" office:value="3" calcext:value-type="float">
            <text:p>3</text:p>
          </table:table-cell>
          <table:table-cell table:formula="of:=SUM([.O56:.O60])" office:value-type="float" office:value="3" calcext:value-type="float">
            <text:p>3</text:p>
          </table:table-cell>
          <table:table-cell table:formula="of:=SUM([.P56:.P60])" office:value-type="float" office:value="1" calcext:value-type="float">
            <text:p>1</text:p>
          </table:table-cell>
          <table:table-cell table:formula="of:=SUM([.Q56:.Q60])" office:value-type="float" office:value="2" calcext:value-type="float">
            <text:p>2</text:p>
          </table:table-cell>
          <table:table-cell table:formula="of:=SUM([.R56:.R60])" office:value-type="float" office:value="4" calcext:value-type="float">
            <text:p>4</text:p>
          </table:table-cell>
          <table:table-cell table:formula="of:=SUM([.S56:.S60])" office:value-type="float" office:value="3" calcext:value-type="float">
            <text:p>3</text:p>
          </table:table-cell>
          <table:table-cell table:formula="of:=SUM([.T56:.T60])" office:value-type="float" office:value="1" calcext:value-type="float">
            <text:p>1</text:p>
          </table:table-cell>
          <table:table-cell table:formula="of:=SUM([.U56:.U60])" office:value-type="float" office:value="1" calcext:value-type="float">
            <text:p>1</text:p>
          </table:table-cell>
          <table:table-cell table:formula="of:=SUM([.V56:.V60])" office:value-type="float" office:value="4" calcext:value-type="float">
            <text:p>4</text:p>
          </table:table-cell>
          <table:table-cell table:formula="of:=SUM([.W56:.W60])" office:value-type="float" office:value="4" calcext:value-type="float">
            <text:p>4</text:p>
          </table:table-cell>
          <table:table-cell table:formula="of:=SUM([.X56:.X60])" office:value-type="float" office:value="3" calcext:value-type="float">
            <text:p>3</text:p>
          </table:table-cell>
          <table:table-cell table:formula="of:=SUM([.Y56:.Y60])" office:value-type="float" office:value="3" calcext:value-type="float">
            <text:p>3</text:p>
          </table:table-cell>
          <table:table-cell table:formula="of:=SUM([.Z56:.Z60])" office:value-type="float" office:value="1" calcext:value-type="float">
            <text:p>1</text:p>
          </table:table-cell>
          <table:table-cell table:formula="of:=SUM([.AA56:.AA60])" office:value-type="float" office:value="5" calcext:value-type="float">
            <text:p>5</text:p>
          </table:table-cell>
          <table:table-cell table:formula="of:=SUM([.AB56:.AB60])" office:value-type="float" office:value="5" calcext:value-type="float">
            <text:p>5</text:p>
          </table:table-cell>
          <table:table-cell table:formula="of:=SUM([.AC56:.AC60])" office:value-type="float" office:value="2" calcext:value-type="float">
            <text:p>2</text:p>
          </table:table-cell>
          <table:table-cell table:formula="of:=SUM([.AD56:.AD60])" office:value-type="float" office:value="4" calcext:value-type="float">
            <text:p>4</text:p>
          </table:table-cell>
          <table:table-cell table:formula="of:=SUM([.AE56:.AE60])" office:value-type="float" office:value="1" calcext:value-type="float">
            <text:p>1</text:p>
          </table:table-cell>
          <table:table-cell table:formula="of:=SUM([.AF56:.AF60])" office:value-type="float" office:value="5" calcext:value-type="float">
            <text:p>5</text:p>
          </table:table-cell>
          <table:table-cell table:formula="of:=SUM([.AG56:.AG60])" office:value-type="float" office:value="3" calcext:value-type="float">
            <text:p>3</text:p>
          </table:table-cell>
          <table:table-cell table:formula="of:=SUM([.AH56:.AH60])" office:value-type="float" office:value="3" calcext:value-type="float">
            <text:p>3</text:p>
          </table:table-cell>
          <table:table-cell table:formula="of:=SUM([.AI56:.AI60])" office:value-type="float" office:value="1" calcext:value-type="float">
            <text:p>1</text:p>
          </table:table-cell>
          <table:table-cell table:formula="of:=SUM([.AJ56:.AJ60])" office:value-type="float" office:value="3" calcext:value-type="float">
            <text:p>3</text:p>
          </table:table-cell>
          <table:table-cell table:formula="of:=SUM([.AK56:.AK60])" office:value-type="float" office:value="3" calcext:value-type="float">
            <text:p>3</text:p>
          </table:table-cell>
          <table:table-cell table:formula="of:=SUM([.AL56:.AL60])" office:value-type="float" office:value="4" calcext:value-type="float">
            <text:p>4</text:p>
          </table:table-cell>
          <table:table-cell table:formula="of:=SUM([.AM56:.AM60])" office:value-type="float" office:value="1" calcext:value-type="float">
            <text:p>1</text:p>
          </table:table-cell>
          <table:table-cell table:formula="of:=SUM([.AN56:.AN60])" office:value-type="float" office:value="2" calcext:value-type="float">
            <text:p>2</text:p>
          </table:table-cell>
          <table:table-cell table:formula="of:=SUM([.AO56:.AO60])" office:value-type="float" office:value="2" calcext:value-type="float">
            <text:p>2</text:p>
          </table:table-cell>
          <table:table-cell table:formula="of:=SUM([.AP56:.AP60])" office:value-type="float" office:value="2" calcext:value-type="float">
            <text:p>2</text:p>
          </table:table-cell>
          <table:table-cell table:formula="of:=SUM([.AQ56:.AQ60])" office:value-type="float" office:value="0" calcext:value-type="float">
            <text:p>0</text:p>
          </table:table-cell>
          <table:table-cell table:formula="of:=SUM([.AR56:.AR60])" office:value-type="float" office:value="3" calcext:value-type="float">
            <text:p>3</text:p>
          </table:table-cell>
          <table:table-cell table:formula="of:=SUM([.AS56:.AS60])" office:value-type="float" office:value="3" calcext:value-type="float">
            <text:p>3</text:p>
          </table:table-cell>
          <table:table-cell table:formula="of:=SUM([.AT56:.AT60])" office:value-type="float" office:value="3" calcext:value-type="float">
            <text:p>3</text:p>
          </table:table-cell>
          <table:table-cell table:formula="of:=SUM([.AU56:.AU60])" office:value-type="float" office:value="3" calcext:value-type="float">
            <text:p>3</text:p>
          </table:table-cell>
          <table:table-cell table:formula="of:=SUM([.AV56:.AV60])" office:value-type="float" office:value="2" calcext:value-type="float">
            <text:p>2</text:p>
          </table:table-cell>
          <table:table-cell table:formula="of:=SUM([.AW56:.AW60])" office:value-type="float" office:value="2" calcext:value-type="float">
            <text:p>2</text:p>
          </table:table-cell>
          <table:table-cell table:formula="of:=SUM([.AX56:.AX60])" office:value-type="float" office:value="2" calcext:value-type="float">
            <text:p>2</text:p>
          </table:table-cell>
          <table:table-cell table:formula="of:=SUM([.AY56:.AY60])" office:value-type="float" office:value="3" calcext:value-type="float">
            <text:p>3</text:p>
          </table:table-cell>
          <table:table-cell table:formula="of:=SUM([.AZ56:.AZ60])" office:value-type="float" office:value="2" calcext:value-type="float">
            <text:p>2</text:p>
          </table:table-cell>
          <table:table-cell table:formula="of:=SUM([.BA56:.BA60])" office:value-type="float" office:value="1" calcext:value-type="float">
            <text:p>1</text:p>
          </table:table-cell>
          <table:table-cell table:formula="of:=SUM([.BB56:.BB60])" office:value-type="float" office:value="3" calcext:value-type="float">
            <text:p>3</text:p>
          </table:table-cell>
          <table:table-cell table:formula="of:=SUM([.BC56:.BC60])" office:value-type="float" office:value="0" calcext:value-type="float">
            <text:p>0</text:p>
          </table:table-cell>
          <table:table-cell table:formula="of:=SUM([.BD56:.BD60])" office:value-type="float" office:value="2" calcext:value-type="float">
            <text:p>2</text:p>
          </table:table-cell>
          <table:table-cell table:formula="of:=SUM([.BE56:.BE60])" office:value-type="float" office:value="2" calcext:value-type="float">
            <text:p>2</text:p>
          </table:table-cell>
          <table:table-cell table:formula="of:=SUM([.BF56:.BF60])" office:value-type="float" office:value="4" calcext:value-type="float">
            <text:p>4</text:p>
          </table:table-cell>
          <table:table-cell table:formula="of:=SUM([.BG56:.BG60])" office:value-type="float" office:value="2" calcext:value-type="float">
            <text:p>2</text:p>
          </table:table-cell>
          <table:table-cell table:formula="of:=SUM([.BH56:.BH60])" office:value-type="float" office:value="4" calcext:value-type="float">
            <text:p>4</text:p>
          </table:table-cell>
          <table:table-cell table:formula="of:=SUM([.BI56:.BI60])" office:value-type="float" office:value="3" calcext:value-type="float">
            <text:p>3</text:p>
          </table:table-cell>
          <table:table-cell table:formula="of:=SUM([.BJ56:.BJ60])" office:value-type="float" office:value="5" calcext:value-type="float">
            <text:p>5</text:p>
          </table:table-cell>
          <table:table-cell table:formula="of:=SUM([.BK56:.BK60])" office:value-type="float" office:value="4" calcext:value-type="float">
            <text:p>4</text:p>
          </table:table-cell>
          <table:table-cell table:formula="of:=SUM([.BL56:.BL60])" office:value-type="float" office:value="3" calcext:value-type="float">
            <text:p>3</text:p>
          </table:table-cell>
          <table:table-cell table:formula="of:=SUM([.BM56:.BM60])" office:value-type="float" office:value="5" calcext:value-type="float">
            <text:p>5</text:p>
          </table:table-cell>
          <table:table-cell table:formula="of:=SUM([.BN56:.BN60])" office:value-type="float" office:value="3" calcext:value-type="float">
            <text:p>3</text:p>
          </table:table-cell>
          <table:table-cell table:formula="of:=SUM([.BO56:.BO60])" office:value-type="float" office:value="5" calcext:value-type="float">
            <text:p>5</text:p>
          </table:table-cell>
          <table:table-cell table:formula="of:=SUM([.BP56:.BP60])" office:value-type="float" office:value="3" calcext:value-type="float">
            <text:p>3</text:p>
          </table:table-cell>
          <table:table-cell table:formula="of:=SUM([.BQ56:.BQ60])" office:value-type="float" office:value="5" calcext:value-type="float">
            <text:p>5</text:p>
          </table:table-cell>
          <table:table-cell table:formula="of:=SUM([.BR56:.BR60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8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19T10:19:07.230349854</dc:date>
    <meta:document-statistic meta:table-count="1" meta:cell-count="4580" meta:object-count="0"/>
    <meta:generator>LibreOffice/4.2.8.2$Linux_X86_64 LibreOffice_project/420m0$Build-2</meta:generator>
  </office:meta>
</office:document-meta>
</file>